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, courier, monospac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8e4" officeooo:paragraph-rsid="0015c8e4"/>
    </style:style>
    <style:style style:name="P2" style:family="paragraph" style:parent-style-name="Standard">
      <style:text-properties officeooo:rsid="001798f7" officeooo:paragraph-rsid="001b9454"/>
    </style:style>
    <style:style style:name="P3" style:family="paragraph" style:parent-style-name="Standard">
      <style:text-properties officeooo:paragraph-rsid="00151815"/>
    </style:style>
    <style:style style:name="P4" style:family="paragraph" style:parent-style-name="Standard">
      <style:text-properties fo:font-weight="bold" officeooo:rsid="0015c8e4" officeooo:paragraph-rsid="0015c8e4" style:font-weight-asian="bold" style:font-weight-complex="bold"/>
    </style:style>
    <style:style style:name="P5" style:family="paragraph" style:parent-style-name="Standard">
      <style:text-properties fo:font-weight="bold" officeooo:rsid="001798f7" officeooo:paragraph-rsid="001798f7" style:font-weight-asian="bold" style:font-weight-complex="bold"/>
    </style:style>
    <style:style style:name="P6" style:family="paragraph" style:parent-style-name="Standard">
      <style:text-properties fo:font-weight="bold" officeooo:rsid="001798f7" officeooo:paragraph-rsid="001b9454" style:font-weight-asian="bold" style:font-weight-complex="bold"/>
    </style:style>
    <style:style style:name="P7" style:family="paragraph" style:parent-style-name="Standard">
      <style:text-properties officeooo:paragraph-rsid="001b9454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b9454"/>
    </style:style>
    <style:style style:name="P10" style:family="paragraph" style:parent-style-name="Text_20_body">
      <style:text-properties officeooo:paragraph-rsid="00151815"/>
    </style:style>
    <style:style style:name="P11" style:family="paragraph" style:parent-style-name="Text_20_body" style:list-style-name="L1">
      <style:paragraph-properties fo:text-align="start" style:justify-single-word="false" style:writing-mode="lr-tb"/>
    </style:style>
    <style:style style:name="P12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798f7" style:font-size-asian="10pt"/>
    </style:style>
    <style:style style:name="T3" style:family="text">
      <style:text-properties fo:color="#000000" style:font-name="Monospace" fo:font-size="10pt" officeooo:rsid="001b9454" style:font-size-asian="10pt"/>
    </style:style>
    <style:style style:name="T4" style:family="text">
      <style:text-properties fo:color="#000000" style:font-name="Monospace" fo:font-size="10pt" fo:font-weight="bold" officeooo:rsid="001798f7" style:font-size-asian="10pt" style:font-weight-asian="bold" style:font-weight-complex="bold"/>
    </style:style>
    <style:style style:name="T5" style:family="text">
      <style:text-properties fo:color="#000000" style:font-name="Monospace" fo:font-size="10pt" fo:font-weight="bold" officeooo:rsid="001b9454" style:font-size-asian="10pt" style:font-weight-asian="bold" style:font-weight-complex="bold"/>
    </style:style>
    <style:style style:name="T6" style:family="text">
      <style:text-properties officeooo:rsid="00151815"/>
    </style:style>
    <style:style style:name="T7" style:family="text">
      <style:text-properties officeooo:rsid="00152504"/>
    </style:style>
    <style:style style:name="T8" style:family="text">
      <style:text-properties officeooo:rsid="001b9454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Strong_20_Emphasis">Results for OneMax: </text:span></text:p>
      <text:list xml:id="list2996638704" text:style-name="L1">
        <text:list-item>
          <text:p text:style-name="P12">population of 100 individuals with 50-bit vectors</text:p>
        </text:list-item>
        <text:list-item>
          <text:p text:style-name="P12">50 generations</text:p>
        </text:list-item>
        <text:list-item>
          <text:p text:style-name="P11">result is average of 50 test runs</text:p>
        </text:list-item>
      </text:list>
      <text:p text:style-name="P3"/>
      <text:p text:style-name="P3"/>
      <text:p text:style-name="P4">1. bez mutace</text:p>
      <text:p text:style-name="P2"><text:span text:style-name="T1">--------------------------------------------------------------------------</text:span></text:p>
      <text:p text:style-name="P2"><text:span text:style-name="T1"/></text:p>
      <text:p text:style-name="P9"><text:span text:style-name="T1">avg</text:span></text:p>
      <text:p text:style-name="P8"><text:span text:style-name="T1">25.046404, 25.096596, 25.026001, 25.090002, 25.082003, 25.014198, 24.959, 24.9552, 24.9712, 24.962801, 24.963799, 24.9644, 24.9644, 24.9612, 24.96, 24.96, 24.96, 24.96, 24.96, 24.96, 24.96, 24.96, 24.96, 24.96, 24.96, 24.96, 24.96, 24.96, 24.96, 24.96, 24.96, 24.96, 24.96, 24.96, 24.96, 24.96, 24.96, 24.96, 24.96, 24.96, 24.96, 24.96, 24.96, 24.96, 24.96, 24.96, 24.96, 24.96, 24.96, 24.96, </text:span></text:p>
      <text:p text:style-name="P8"><text:span text:style-name="T1">max</text:span></text:p>
      <text:p text:style-name="P8"><text:span text:style-name="T1">33.74, 30.64, 29.04, 27.64, 26.74, 25.78, 25.24, 25.04, 25.0, 25.0, 24.98, 24.98, 24.98, 24.98, 24.96, 24.96, 24.96, 24.96, 24.96, 24.96, 24.96, 24.96, 24.96, 24.96, 24.96, 24.96, 24.96, 24.96, 24.96, 24.96, 24.96, 24.96, 24.96, 24.96, 24.96, 24.96, 24.96, 24.96, 24.96, 24.96, 24.96, 24.96, 24.96, 24.96, 24.96, 24.96, 24.96, 24.96, 24.96, 24.96, </text:span></text:p>
      <text:p text:style-name="P8"><text:span text:style-name="T1">firstQuartal</text:span></text:p>
      <text:p text:style-name="P8"><text:span text:style-name="T1">22.58, 23.78, 23.92, 24.48, 24.72, 24.9, 24.94, 24.94, 24.96, 24.96, 24.96, 24.96, 24.96, 24.96, 24.96, 24.96, 24.96, 24.96, 24.96, 24.96, 24.96, 24.96, 24.96, 24.96, 24.96, 24.96, 24.96, 24.96, 24.96, 24.96, 24.96, 24.96, 24.96, 24.96, 24.96, 24.96, 24.96, 24.96, 24.96, 24.96, 24.96, 24.96, 24.96, 24.96, 24.96, 24.96, 24.96, 24.96, 24.96, 24.96, </text:span></text:p>
      <text:p text:style-name="P8"><text:span text:style-name="T1">thirdQuartal</text:span></text:p>
      <text:p text:style-name="P8"><text:span text:style-name="T1">27.34, 26.36, 25.98, 25.58, 25.44, 25.12, 24.96, 24.96, 24.98, 24.96, 24.96, 24.96, 24.96, 24.96, 24.96, 24.96, 24.96, 24.96, 24.96, 24.96, 24.96, 24.96, 24.96, 24.96, 24.96, 24.96, 24.96, 24.96, 24.96, 24.96, 24.96, 24.96, 24.96, 24.96, 24.96, 24.96, 24.96, 24.96, 24.96, 24.96, 24.96, 24.96, 24.96, 24.96, 24.96, 24.96, 24.96, 24.96, 24.96, 24.96, </text:span></text:p>
      <text:p text:style-name="Standard"><text:span text:style-name="T1"/></text:p>
      <text:p text:style-name="Standard"><text:span text:style-name="T1"/></text:p>
      <text:p text:style-name="P2"><text:span text:style-name="T1">--------------------------------------------------------------------------</text:span></text:p>
      <text:p text:style-name="P5"><text:span text:style-name="T1">2. </text:span><text:span text:style-name="T3">P(</text:span><text:span text:style-name="T1">mutace</text:span><text:span text:style-name="T3">)</text:span><text:span text:style-name="T1"> </text:span><text:span text:style-name="T3">=</text:span><text:span text:style-name="T1"> 0.25</text:span></text:p>
      <text:p text:style-name="P2"><text:span text:style-name="T1">--------------------------------------------------------------------------</text:span></text:p>
      <text:p text:style-name="P8"><text:span text:style-name="T1">avg</text:span></text:p>
      <text:p text:style-name="P8"><text:span text:style-name="T1">25.046404, 25.339798, 24.907202, 24.8018, 24.435799, 25.018, 24.7016, 24.653, 24.2976, 24.558802, 25.005596, 26.156, 26.402798, 26.035393, 25.902796, 25.486794, 25.262794, 25.091202, 25.232002, 24.528, 24.666004, 24.956406, 24.853798, 25.203403, 25.0706, 24.9812, 25.2818, 25.478798, 25.539597, 25.173601, 24.335997, 23.7416, 24.1688, 24.528198, 24.8346, 24.717598, 25.023403, 24.794004, 24.935003, 24.7072, 24.768196, 24.555805, 24.803398, 24.475597, 24.7788, 24.879597, 24.307806, 24.430601, 24.896002, 25.224798, </text:span></text:p>
      <text:p text:style-name="P8"><text:span text:style-name="T1">max</text:span></text:p>
      <text:p text:style-name="P8"><text:span text:style-name="T1">33.74, 30.34, 29.14, 28.18, 27.34, 27.44, 27.2, 27.72, 27.42, 27.52, 27.08, 28.36, 28.68, 28.7, 28.36, 28.1, 28.22, 27.82, 27.8, 27.34, 27.06, 27.34, 27.4, 27.88, 27.84, 27.58, 27.96, 28.2, 27.88, 27.7, 27.54, 27.14, 26.86, 26.74, 27.36, 27.9, 27.46, 27.52, 27.42, 27.48, 27.32, 27.06, 26.96, 27.26, 27.2, 27.64, 27.2, 26.6, 27.46, 27.56, </text:span></text:p>
      <text:p text:style-name="P8"><text:span text:style-name="T1">firstQuartal</text:span></text:p>
      <text:p text:style-name="P8"><text:span text:style-name="T1">22.58, 23.62, 23.88, 24.04, 23.84, 24.46, 24.02, 24.04, 23.64, 23.74, 24.6, 25.68, 25.72, 25.42, 25.26, 24.84, 24.52, 24.44, 24.74, 23.68, 23.82, 24.48, 24.04, 24.46, 24.46, 24.16, 24.34, 24.94, 24.7, 24.6, 23.42, 23.04, 23.5, 24.14, 24.06, 23.98, 24.36, 24.02, 24.3, 24.04, 24.36, 24.0, 24.28, 23.84, 24.24, 24.38, 23.58, 24.0, 24.26, 24.62, </text:span></text:p>
      <text:p text:style-name="P8"><text:soft-page-break/><text:span text:style-name="T1">thirdQuartal</text:span></text:p>
      <text:p text:style-name="P8"><text:span text:style-name="T1">27.34, 26.78, 25.9, 25.5, 24.88, 25.74, 25.3, 25.28, 25.06, 25.32, 25.54, 26.84, 27.08, 26.66, 26.62, 25.98, 25.84, 25.54, 25.88, 25.22, 25.5, 25.46, 25.64, 25.9, 25.7, 25.66, 26.2, 26.12, 26.14, 25.62, 24.94, 24.22, 25.08, 25.04, 25.54, 25.46, 25.68, 25.48, 25.52, 25.26, 25.14, 25.14, 25.36, 25.1, 25.42, 25.32, 24.84, 24.74, 25.64, 25.84, </text:span></text:p>
      <text:p text:style-name="Standard"><text:span text:style-name="T1"/></text:p>
      <text:p text:style-name="Standard"><text:span text:style-name="T1"/></text:p>
      <text:p text:style-name="P2"><text:span text:style-name="T1">--------------------------------------------------------------------------</text:span></text:p>
      <text:p text:style-name="P6"><text:span text:style-name="T1">2. </text:span><text:span text:style-name="T3">P(</text:span><text:span text:style-name="T1">mutace</text:span><text:span text:style-name="T3">)</text:span><text:span text:style-name="T1"> </text:span><text:span text:style-name="T3">=</text:span><text:span text:style-name="T1"> 0.</text:span><text:span text:style-name="T3">50</text:span></text:p>
      <text:p text:style-name="P2"><text:span text:style-name="T1">--------------------------------------------------------------------------</text:span></text:p>
      <text:p text:style-name="P1"><text:span text:style-name="T1">avg</text:span></text:p>
      <text:p text:style-name="P8"><text:span text:style-name="T1">25.046404, 24.967, 25.069805, 25.520805, 25.194597, 25.167402, 25.661402, 25.435398, 25.278803, 25.516804, 25.506601, 25.560799, 25.732, 25.661402, 25.692205, 25.1834, 25.100397, 25.109602, 24.887798, 24.8626, 25.1182, 25.0652, 25.327997, 24.709995, 24.321802, 24.394398, 24.3366, 24.477806, 24.827803, 24.704397, 25.151196, 25.457603, 25.360401, 25.382603, 25.353205, 25.241194, 25.593401, 24.879995, 25.233198, 24.902199, 24.737202, 24.7586, 24.948198, 24.985205, 24.632805, 24.9396, 24.905195, 25.300598, 25.628, 25.5178, </text:span></text:p>
      <text:p text:style-name="P8"><text:span text:style-name="T1">max</text:span></text:p>
      <text:p text:style-name="P8"><text:span text:style-name="T1">33.74, 30.48, 29.72, 29.26, 28.82, 28.32, 28.94, 29.0, 28.8, 28.8, 28.84, 28.32, 29.04, 29.18, 28.94, 28.78, 28.7, 28.58, 28.68, 28.08, 28.48, 28.12, 28.14, 27.92, 27.6, 28.18, 28.24, 27.82, 27.96, 28.08, 28.42, 28.72, 28.34, 28.78, 29.1, 28.6, 29.04, 28.82, 29.3, 29.0, 28.38, 27.92, 28.24, 28.6, 28.28, 28.28, 28.54, 28.74, 29.36, 29.08, </text:span></text:p>
      <text:p text:style-name="P8"><text:span text:style-name="T1">firstQuartal</text:span></text:p>
      <text:p text:style-name="P8"><text:span text:style-name="T1">22.58, 23.28, 23.66, 24.42, 23.88, 23.9, 24.56, 24.52, 24.12, 24.4, 24.58, 24.58, 24.68, 24.6, 24.82, 24.04, 23.9, 23.9, 23.56, 23.74, 24.2, 24.14, 24.42, 23.68, 23.24, 23.08, 23.1, 23.56, 23.88, 23.6, 24.16, 24.44, 24.38, 24.26, 24.2, 24.22, 24.56, 23.44, 24.08, 23.68, 23.6, 23.7, 23.92, 23.72, 23.38, 23.76, 23.8, 24.38, 24.46, 24.24, </text:span></text:p>
      <text:p text:style-name="P8"><text:span text:style-name="T1">thirdQuartal</text:span></text:p>
      <text:p text:style-name="P8"><text:span text:style-name="T1">27.34, 26.58, 26.38, 26.62, 26.14, 26.28, 26.92, 26.26, 26.22, 26.64, 26.46, 26.52, 26.8, 26.66, 26.64, 26.12, 26.24, 26.3, 26.08, 25.92, 26.02, 26.0, 26.26, 25.62, 25.32, 25.62, 25.52, 25.26, 25.68, 25.82, 26.2, 26.5, 26.22, 26.34, 26.38, 26.12, 26.68, 25.94, 26.22, 26.22, 25.78, 25.74, 26.08, 26.1, 25.76, 26.14, 25.82, 26.3, 26.86, 26.74, </text:span></text:p>
      <text:p text:style-name="P1"><text:span text:style-name="T1"/></text:p>
      <text:p text:style-name="P1"><text:span text:style-name="T1"/></text:p>
      <text:p text:style-name="P2"><text:span text:style-name="T1">--------------------------------------------------------------------------</text:span></text:p>
      <text:p text:style-name="P7"><text:span text:style-name="T4">2. </text:span><text:span text:style-name="T5">Jen mutace </text:span></text:p>
      <text:p text:style-name="P2"><text:span text:style-name="T1">--------------------------------------------------------------------------</text:span></text:p>
      <text:p text:style-name="P1"><text:span text:style-name="T1">avg</text:span></text:p>
      <text:p text:style-name="P8"><text:span text:style-name="T1">25.046404, 25.100595, 25.202997, 25.186407, 25.1836, 25.2594, 25.267002, 25.296803, 25.286201, 25.2902, 25.2746, 25.268799, 25.26, 25.26, 25.26, 25.26, 25.26, 25.26, 25.26, 25.26, 25.26, 25.26, 25.26, 25.26, 25.26, 25.26, 25.26, 25.26, 25.26, 25.26, 25.26, 25.26, 25.26, 25.26, 25.26, 25.26, 25.26, 25.26, 25.26, 25.26, 25.26, 25.26, 25.26, 25.26, 25.26, 25.26, 25.26, 25.26, 25.26, 25.26, </text:span></text:p>
      <text:p text:style-name="P8"><text:span text:style-name="T1">max</text:span></text:p>
      <text:p text:style-name="P8"><text:span text:style-name="T1">33.74, 30.86, 28.6, 27.3, 26.08, 25.76, 25.58, 25.42, 25.38, 25.38, 25.36, 25.3, 25.26, 25.26, 25.26, 25.26, 25.26, 25.26, 25.26, 25.26, 25.26, 25.26, 25.26, 25.26, 25.26, 25.26, 25.26, 25.26, 25.26, 25.26, 25.26, 25.26, 25.26, 25.26, 25.26, 25.26, 25.26, 25.26, 25.26, 25.26, 25.26, 25.26, 25.26, 25.26, 25.26, 25.26, 25.26, 25.26, 25.26, 25.26, </text:span></text:p>
      <text:p text:style-name="P8"><text:span text:style-name="T1">firstQuartal</text:span></text:p>
      <text:p text:style-name="P8"><text:span text:style-name="T1">22.58, 23.9, 24.54, 24.8, 25.02, 25.16, 25.22, 25.24, 25.26, 25.26, 25.26, 25.26, 25.26, 25.26, 25.26, 25.26, 25.26, 25.26, 25.26, 25.26, 25.26, 25.26, 25.26, 25.26, 25.26, 25.26, 25.26, 25.26, 25.26, 25.26, 25.26, 25.26, 25.26, 25.26, 25.26, 25.26, 25.26, 25.26, 25.26, 25.26, 25.26, 25.26, 25.26, 25.26, 25.26, 25.26, 25.26, 25.26, 25.26, 25.26, </text:span></text:p>
      <text:p text:style-name="P8"><text:span text:style-name="T1">thirdQuartal</text:span></text:p>
      <text:p text:style-name="P8"><text:soft-page-break/><text:span text:style-name="T1">27.34, 26.28, 25.86, 25.6, 25.3, 25.38, 25.3, 25.34, 25.32, 25.34, 25.3, 25.26, 25.26, 25.26, 25.26, 25.26, 25.26, 25.26, 25.26, 25.26, 25.26, 25.26, 25.26, 25.26, 25.26, 25.26, 25.26, 25.26, 25.26, 25.26, 25.26, 25.26, 25.26, 25.26, 25.26, 25.26, 25.26, 25.26, 25.26, 25.26, 25.26, 25.26, 25.26, 25.26, 25.26, 25.26, 25.26, 25.26, 25.26, 25.26, </text:span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, courier, monospac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3T22:19:54.318228973</meta:creation-date>
    <meta:editing-duration>PT1H43M5S</meta:editing-duration>
    <meta:editing-cycles>7</meta:editing-cycles>
    <meta:generator>LibreOffice/6.4.7.2$Linux_X86_64 LibreOffice_project/40$Build-2</meta:generator>
    <dc:date>2023-10-24T00:32:38.882451247</dc:date>
    <meta:document-statistic meta:table-count="0" meta:image-count="0" meta:object-count="0" meta:page-count="3" meta:paragraph-count="47" meta:word-count="859" meta:character-count="6779" meta:non-whitespace-character-count="5952"/>
  </office:meta>
</office:document-meta>
</file>